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2701in" table:align="margins" style:may-break-between-rows="true" table:border-model="collapsing"/>
    </style:style>
    <style:style style:name="Table1.A" style:family="table-column">
      <style:table-column-properties style:column-width="0.625in" style:rel-column-width="4952*"/>
    </style:style>
    <style:style style:name="Table1.B" style:family="table-column">
      <style:table-column-properties style:column-width="3.375in" style:rel-column-width="26744*"/>
    </style:style>
    <style:style style:name="Table1.C" style:family="table-column">
      <style:table-column-properties style:column-width="3.0625in" style:rel-column-width="24268*"/>
    </style:style>
    <style:style style:name="Table1.D" style:family="table-column">
      <style:table-column-properties style:column-width="1.2076in" style:rel-column-width="957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65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65a0" officeooo:paragraph-rsid="001465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65a0" officeooo:paragraph-rsid="00165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514a" officeooo:paragraph-rsid="00165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65a0" officeooo:paragraph-rsid="001465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465a0"/>
    </style:style>
    <style:style style:name="T2" style:family="text">
      <style:text-properties officeooo:rsid="001651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№ шага</text:p>
          </table:table-cell>
          <table:table-cell table:style-name="Table1.A1" office:value-type="string">
            <text:p text:style-name="P3">Сравниваемые термы; результат; подстановка</text:p>
          </table:table-cell>
          <table:table-cell table:style-name="Table1.A1" office:value-type="string">
            <text:p text:style-name="P3">Дальнейшие действия</text:p>
          </table:table-cell>
          <table:table-cell table:style-name="Table1.D1" office:value-type="string">
            <text:p text:style-name="P3">Резольвента</text:p>
          </table:table-cell>
        </table:table-row>
        <table:table-row table:style-name="TableLine94813304767136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T1=max(X, 8, 3, 11)</text:p>
            <text:p text:style-name="P2"><text:span text:style-name="T1">T2=</text:span>max(A, A, B, C)</text:p>
            <text:p text:style-name="P3">унифицированы</text:p>
            <text:p text:style-name="P3">theta={X=A, A=8, B=3, C=11}</text:p>
          </table:table-cell>
          <table:table-cell table:style-name="Table1.A2" office:value-type="string">
            <text:p text:style-name="P3">Прямой ход, замена терма в резольвенте на тело правила.</text:p>
          </table:table-cell>
          <table:table-cell table:style-name="Table1.D2" office:value-type="string">
            <text:p text:style-name="P3">8 &gt;= 3,</text:p>
            <text:p text:style-name="P3">8 &gt;= 11</text:p>
          </table:table-cell>
        </table:table-row>
        <table:table-row table:style-name="TableLine94813318634624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Системный предикат &gt;=</text:p>
            <text:p text:style-name="P3">8 &gt;= 3</text:p>
            <text:p text:style-name="P3">результат: yes</text:p>
          </table:table-cell>
          <table:table-cell table:style-name="Table1.A2" office:value-type="string">
            <text:p text:style-name="P3">Прямой ход. Удаление терма резольвенты.</text:p>
          </table:table-cell>
          <table:table-cell table:style-name="Table1.D2" office:value-type="string">
            <text:p text:style-name="P3">8 &gt;= 11</text:p>
          </table:table-cell>
        </table:table-row>
        <table:table-row table:style-name="TableLine94813240924160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Системный предикат &gt;=</text:p>
            <text:p text:style-name="P3">8 &gt;= 11</text:p>
            <text:p text:style-name="P3">результат: no</text:p>
          </table:table-cell>
          <table:table-cell table:style-name="Table1.A2" office:value-type="string">
            <text:p text:style-name="P3">Тупиковая ситуация. Откат к предыдущему состоянию резольвенты.</text:p>
          </table:table-cell>
          <table:table-cell table:style-name="Table1.D2" office:value-type="string">
            <text:p text:style-name="P3">max(X, 8, 3, 11)</text:p>
          </table:table-cell>
        </table:table-row>
        <table:table-row table:style-name="TableLine94813319255712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T1=max(X, 8, 3, 11)</text:p>
            <text:p text:style-name="P5">T2=max(B, _, B, C)</text:p>
            <text:p text:style-name="P5">унифицированы</text:p>
            <text:p text:style-name="P5">theta={X=B, B=3, C=11}</text:p>
          </table:table-cell>
          <table:table-cell table:style-name="Table1.A2" office:value-type="string">
            <text:p text:style-name="P3">Прямой ход, замена терма в резольвенте на тело правила.</text:p>
          </table:table-cell>
          <table:table-cell table:style-name="Table1.D2" office:value-type="string">
            <text:p text:style-name="P3">8 &gt;= 11</text:p>
          </table:table-cell>
        </table:table-row>
        <table:table-row table:style-name="TableLine94813332053664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Системный предикат &gt;=</text:p>
            <text:p text:style-name="P3">8 &gt;= 11</text:p>
            <text:p text:style-name="P3">результат: no</text:p>
          </table:table-cell>
          <table:table-cell table:style-name="Table1.A2" office:value-type="string">
            <text:p text:style-name="P3">Тупиковая ситуация. Откат к предыдущему состоянию резольвенты.</text:p>
          </table:table-cell>
          <table:table-cell table:style-name="Table1.D2" office:value-type="string">
            <text:p text:style-name="P3">max(X, 8, 3, 11)</text:p>
          </table:table-cell>
        </table:table-row>
        <table:table-row table:style-name="TableLine94813335597568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5">T1=max(X, 8, 3, 11)</text:p>
            <text:p text:style-name="P5">T2=max(C, _, _, C)</text:p>
            <text:p text:style-name="P5">унифицированы</text:p>
            <text:p text:style-name="P5">theta={X=C, C=11}</text:p>
          </table:table-cell>
          <table:table-cell table:style-name="Table1.A2" office:value-type="string">
            <text:p text:style-name="P4"><text:span text:style-name="T2">Подобран факт</text:span>. <text:span text:style-name="T2">Завершение работы алгоритма. Вывод результата.</text:span></text:p>
          </table:table-cell>
          <table:table-cell table:style-name="Table1.D2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701in" fo:page-height="4.85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2:16:10.625005958</meta:creation-date>
    <dc:date>2022-04-27T12:40:00.788746676</dc:date>
    <meta:editing-duration>PT6M20S</meta:editing-duration>
    <meta:editing-cycles>2</meta:editing-cycles>
    <meta:generator>LibreOffice/7.2.6.2$Linux_X86_64 LibreOffice_project/20$Build-2</meta:generator>
    <meta:document-statistic meta:table-count="1" meta:image-count="0" meta:object-count="0" meta:page-count="2" meta:paragraph-count="43" meta:word-count="139" meta:character-count="817" meta:non-whitespace-character-count="721"/>
  </office:meta>
</office:document-meta>
</file>